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Signature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Вопрос 6. Массивы. Динамическое распределение памяти. Массивы одномерные и многомерные, массивы символов, инициализация. Операции индексирования, взятия адреса и разадресации. Динамическое распределение памяти функции <text:span text:style-name="T1">malloc() </text:span><text:span text:style-name="T2">и </text:span><text:span text:style-name="T1">free(). </text:span><text:span text:style-name="T2">Операции </text:span><text:span text:style-name="T1">new </text:span><text:span text:style-name="T2">и </text:span><text:span text:style-name="T1">delete.</text:span></text:h>
      <text:h text:style-name="P4" text:outline-level="2">Массивы</text:h>
      <text:p text:style-name="P1"><text:span text:style-name="T4">Массив</text:span> – это коллекция нескольких величин одного и того же типа. </text:p>
      <text:p text:style-name="P2">Для того, чтобы обратиться к определенному элементу массива, используют операцию индексации []. </text:p>
      <text:p text:style-name="P1">При объявлении массива его размер должен быть известен в момент компиляции, поэтому в качестве размера можно указывать только целую константу. При обращении же к элементу массива в роли значения индекса может выступать любая переменная или выражение, которое вычисляется во время выполнения программы и преобразуется к целому значению.</text:p>
      <text:p text:style-name="P2">При выполнении программы границы массива не контролируются. Отсутствие контроля индексов налагает на программиста большую ответственность. С другой стороны, индексация – настолько часто используемая операция, что наличие контроля, несомненно, повлияло бы на производительность программ.</text:p>
      <text:p text:style-name="P2">В приведенных примерах у массивов имеется только один индекс. Такие одномерные массивы часто называются векторами. Имеется возможность определить массивы с несколькими индексами или размерностями.</text:p>
      <text:p text:style-name="P2">Обращение к элементам многомерных массивов аналогично обращению к элементам векторов: m[1][2]обращается к третьему элементу второй строки матрицы m.</text:p>
      <text:p text:style-name="P2">Количество размерностей в массиве может быть произвольным. Как и в случае с вектором, при объявлении многомерного массива все его размеры должны быть заданы константами.</text:p>
      <text:p text:style-name="P2">При объявлении массива можно присвоить начальные значения его элементам ( инициализировать <text:s/>массив ). Для вектора это будет выглядеть следующим образом:</text:p>
      <text:p text:style-name="Signature">int days[12] = { 31, 28, 31, 30, 31, 30, 31, 31, 30, 31, 30, 31 };</text:p>
      <text:p text:style-name="Signature"/>
      <text:p text:style-name="P2">При инициализации многомерных массивов каждая размерность должна быть заключена в фигурные скобки:</text:p>
      <text:p text:style-name="Signature">double temp[2][3] = {</text:p>
      <text:p text:style-name="Signature"><text:s text:c="5"/>{ 3.2, 3.3, 3.4 },</text:p>
      <text:p text:style-name="Signature"><text:s text:c="5"/>{ 4.1, 3.9, 3.9 } };</text:p>
      <text:p text:style-name="Signature"/>
      <text:p text:style-name="P2">Интересной особенностью инициализации многомерных массивов является возможность не задавать размеры всех измерений массива, кроме самого последнего. Приведенный выше пример можно переписать так:</text:p>
      <text:p text:style-name="Signature">double temp[][3] = {</text:p>
      <text:p text:style-name="Signature"><text:s text:c="5"/>{ 3.2, 3.3, 3.4 },</text:p>
      <text:p text:style-name="Signature"><text:s text:c="5"/>{ 4.1, 3.9, 3.9 } };</text:p>
      <text:p text:style-name="Signature"><text:soft-page-break/>// Вычислить размер пропущенной размерности</text:p>
      <text:p text:style-name="Signature">const int size_first = sizeof(temp) / sizeof(double[3]);</text:p>
      <text:p text:style-name="Signature"/>
      <text:h text:style-name="Heading_20_2" text:outline-level="2">Динамическое распределение памяти</text:h>
      <text:p text:style-name="P1">Третий способ выделения памяти в языке Си++ – динамический. Память для величины какого-либо типа можно выделить, выполнив операцию <text:s/>new. В качестве операнда выступает название типа, а результатом является адрес выделенной памяти.</text:p>
      <text:p text:style-name="Signature">long* lp;</text:p>
      <text:p text:style-name="Signature"><text:s text:c="2"/>// создать новое целое число</text:p>
      <text:p text:style-name="Signature">lp = new long;</text:p>
      <text:p text:style-name="Signature">Complex* cp;</text:p>
      <text:p text:style-name="Signature"><text:s text:c="2"/>// создать новый объект типа Complex <text:s/></text:p>
      <text:p text:style-name="Signature">cp = new Complex;</text:p>
      <text:p text:style-name="Signature"/>
      <text:p text:style-name="P1">Созданный таким образом объект существует до тех пор, пока память не будет явно освобождена с помощью операции <text:s/>delete. В качестве операнда delete должен быть задан адрес, возвращенный операцией new:</text:p>
      <text:p text:style-name="Signature">delete lp;</text:p>
      <text:p text:style-name="Signature">delete cp;</text:p>
      <text:p text:style-name="Signature"/>
      <text:p text:style-name="P1"><text:s/><text:span text:style-name="T3">Динамическое распределение памяти</text:span> используется, прежде всего, тогда, когда заранее неизвестно, сколько объектов понадобится в программе и понадобятся ли они вообще. С помощью динамического распределения памяти можно гибко управлять временем жизни объектов, например выделить память не в самом начале программы (как для глобальных переменных), но, тем не менее, сохранять нужные данные в этой памяти до конца программы.</text:p>
      <text:p text:style-name="P1">Если необходимо динамически создать массив, то нужно использовать немного другую форму new:</text:p>
      <text:p text:style-name="Signature">new int[100];</text:p>
      <text:p text:style-name="P1"/>
      <text:p text:style-name="P1">В отличие от определения переменной типа массив, размер массива в операции new может быть произвольным, в том числе вычисляемым в ходе выполнения программы. (Напомним, что при объявлении переменной типа массив размер массива должен быть константой.)</text:p>
      <text:p text:style-name="P1">Освобождение памяти, выделенной под массив, должно быть выполнено с помощью следующей операции delete</text:p>
      <text:p text:style-name="Signature"/>
      <text:p text:style-name="Signature">delete [] address;</text:p>
      <text:p text:style-name="Signature"/>
      <text:p text:style-name="P1">В <text:span text:style-name="T1">C </text:span><text:span text:style-name="T2">для динамического выделения памяти используются функции </text:span><text:span text:style-name="T1">malloc() </text:span><text:span text:style-name="T2">и </text:span><text:span text:style-name="T1">free() </text:span><text:span text:style-name="T2">(заголовочный файл </text:span><text:span text:style-name="T1">stdlib.h</text:span><text:span text:style-name="T2">).</text:span></text:p>
      <text:p text:style-name="P5">void *malloc(size_t s);</text:p>
      <text:p text:style-name="P5">void free(void *);</text:p>
      <text:p text:style-name="Signature"/>
      <text:h text:style-name="Heading_20_3" text:outline-level="3">Выделение памяти под строки</text:h>
      <text:p text:style-name="Signature"/>
      <text:p text:style-name="P1">В следующем фрагменте программы мы динамически выделяем память под строку переменной длины и копируем туда исходную строку</text:p>
      <text:p text:style-name="Signature"/>
      <text:p text:style-name="Signature"><text:soft-page-break/>// стандартная функция strlen подсчитывает</text:p>
      <text:p text:style-name="Signature">// количество символов в строке</text:p>
      <text:p text:style-name="Signature">int length = strlen(src_str);</text:p>
      <text:p text:style-name="Signature">// выделить память и добавить один байт</text:p>
      <text:p text:style-name="Signature">// для завершающего нулевого байта</text:p>
      <text:p text:style-name="Signature">char* buffer = new char[length + 1];</text:p>
      <text:p text:style-name="Signature">strcpy(buffer, src_str); </text:p>
      <text:p text:style-name="Signature">// копирование строки</text:p>
      <text:p text:style-name="Signature"/>
      <text:h text:style-name="Heading_20_2" text:outline-level="2">Взятие адреса и разадресация</text:h>
      <text:p text:style-name="P1">Операция &amp;, примененная к переменной, – это операция взятия адреса. Операция *, примененная к адресу, – это операция обращения по адресу (разадресаци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8-07T14:01:22.22</dc:date>
    <meta:editing-duration>PT18M37S</meta:editing-duration>
    <meta:editing-cycles>6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55" meta:word-count="631" meta:character-count="4537" meta:non-whitespace-character-count="3928"/>
  </office:meta>
</office:document-meta>
</file>